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dminPermission.createActionString( int mask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AdminPermission.createName(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dminPermission.AdminPermission( Bundle bundle , String a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minPermission.parseActions( String action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AdminPermission.new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PermissionCollection.implies( Permission permi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dminPermission.getBundleDictiona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dminPermission.AdminPermi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Permission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minPermission.implies( Permission p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dminPermissionCollection.add( Permission permis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dminPermission.getA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dminPermission.createSigner( Bundle bundle , Dictionary di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dminPermission.AdminPermission( String filter , String ac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minPermissionCollection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Permission.AdminPermission( String filter , int actionMas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minPermission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dminPermis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